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DejaVu Sans" officeooo:paragraph-rsid="000564d4"/>
    </style:style>
    <style:style style:name="P2" style:family="paragraph" style:parent-style-name="Title">
      <style:text-properties style:font-name="DejaVu Sans" officeooo:paragraph-rsid="000564d4"/>
    </style:style>
    <style:style style:name="P3" style:family="paragraph" style:parent-style-name="Subtitle">
      <style:paragraph-properties fo:text-align="center" style:justify-single-word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style:font-name="DejaVu Sans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DejaVu Sans" officeooo:paragraph-rsid="000564d4"/>
    </style:style>
    <style:style style:name="P6" style:family="paragraph" style:parent-style-name="Text_20_body" style:list-style-name="L2">
      <style:text-properties style:font-name="DejaVu Sans" officeooo:paragraph-rsid="000564d4"/>
    </style:style>
    <style:style style:name="P7" style:family="paragraph" style:parent-style-name="Text_20_body">
      <style:text-properties style:font-name="DejaVu Sans" officeooo:paragraph-rsid="000564d4"/>
    </style:style>
    <style:style style:name="T1" style:family="text">
      <style:text-properties officeooo:rsid="000564d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aturitní otázka č.<text:span text:style-name="T1">4</text:span></text:p>
      <text:p text:style-name="P1"/>
      <text:p text:style-name="P3"><text:span text:style-name="Strong_20_Emphasis">Location and Neighboring Countries</text:span></text:p>
      <text:list text:style-name="L1">
        <text:list-item>
          <text:list>
            <text:list-item>
              <text:p text:style-name="P4">The Czech Republic is located in Central Europe, bordered by Germany to the west, Austria to the south, Slovakia to the east, and Poland to the north</text:p>
            </text:list-item>
            <text:list-item>
              <text:p text:style-name="P4">It is landlocked, offering a strategic position in Europe</text:p>
            </text:list-item>
          </text:list>
        </text:list-item>
      </text:list>
      <text:p text:style-name="P3"><text:span text:style-name="Strong_20_Emphasis">Area</text:span></text:p>
      <text:list text:continue-numbering="true" text:style-name="L1">
        <text:list-item>
          <text:list>
            <text:list-item>
              <text:p text:style-name="P4">The Czech Republic is not a very large country, but it offers a diverse landscape from cities to rural areas, making it rich in natural beauty and cultural heritage</text:p>
            </text:list-item>
          </text:list>
        </text:list-item>
      </text:list>
      <text:p text:style-name="P3"><text:span text:style-name="Strong_20_Emphasis">Mountains</text:span></text:p>
      <text:list text:continue-numbering="true" text:style-name="L1">
        <text:list-item>
          <text:list>
            <text:list-item>
              <text:p text:style-name="P4">The country features a variety of mountain ranges, including the Bohemian Forest and the Krkonoš Mountains</text:p>
            </text:list-item>
            <text:list-item>
              <text:p text:style-name="P4">The Krkonoš Mountains are particularly notable, with the highest peak in the country, Sněžka</text:p>
            </text:list-item>
          </text:list>
        </text:list-item>
      </text:list>
      <text:p text:style-name="P3"><text:span text:style-name="Strong_20_Emphasis">Population</text:span></text:p>
      <text:list text:continue-numbering="true" text:style-name="L1">
        <text:list-item>
          <text:list>
            <text:list-item>
              <text:p text:style-name="P4">The population is primarily Czech-speaking, and the country has a rich cultural history, including a significant literary and artistic heritage</text:p>
            </text:list-item>
            <text:list-item>
              <text:p text:style-name="P4">The capital city, Prague, is the most populous and the main cultural, political, and economic hub</text:p>
            </text:list-item>
          </text:list>
        </text:list-item>
      </text:list>
      <text:p text:style-name="P3"><text:span text:style-name="Strong_20_Emphasis">Public Holidays and Traditions</text:span></text:p>
      <text:list text:continue-numbering="true" text:style-name="L1">
        <text:list-item>
          <text:list>
            <text:list-item>
              <text:p text:style-name="P4">The Czech Republic celebrates many public holidays, including New Year's Day, Easter Monday, Labour Day, and Christmas</text:p>
            </text:list-item>
            <text:list-item>
              <text:p text:style-name="P4">One of the unique Czech traditions is StNicholas' Day (December 5), where children receive small gifts or punishments depending on their behavior</text:p>
            </text:list-item>
          </text:list>
        </text:list-item>
      </text:list>
      <text:p text:style-name="P3"><text:span text:style-name="Strong_20_Emphasis">Famous Landmarks and National Parks</text:span></text:p>
      <text:list text:continue-numbering="true" text:style-name="L1">
        <text:list-item>
          <text:list>
            <text:list-item>
              <text:p text:style-name="P4">The country is known for its historical and architectural landmarks, such as the Prague Castle, Charles Bridge, and the medieval town of Český Krumlov</text:p>
            </text:list-item>
            <text:list-item>
              <text:p text:style-name="P4">The Czech Republic is home to numerous national parks, including Šumava National Park, which is known for its forests, lakes, and wildlife</text:p>
            </text:list-item>
          </text:list>
        </text:list-item>
      </text:list>
      <text:p text:style-name="P3"><text:soft-page-break/><text:span text:style-name="Strong_20_Emphasis">Rivers and Lakes</text:span></text:p>
      <text:list text:continue-numbering="true" text:style-name="L1">
        <text:list-item>
          <text:list>
            <text:list-item>
              <text:p text:style-name="P4">The most significant rivers include the Vltava, which flows through Prague, and the Elbe (Labe), which flows into Germany</text:p>
            </text:list-item>
            <text:list-item>
              <text:p text:style-name="P4">There are numerous lakes, especially in the Bohemian and Moravian regions, ideal for relaxation, fishing, and nature walks</text:p>
            </text:list-item>
          </text:list>
        </text:list-item>
      </text:list>
      <text:p text:style-name="P3"><text:span text:style-name="Strong_20_Emphasis">Climate</text:span></text:p>
      <text:list xml:id="list110905466312331" text:continue-numbering="true" text:style-name="L1">
        <text:list-item>
          <text:list>
            <text:list-item>
              <text:p text:style-name="P5">The Czech Republic has a temperate climate, with four distinct seasons:</text:p>
              <text:list>
                <text:list-item>
                  <text:p text:style-name="P5"><text:span text:style-name="T1">w</text:span>arm summers</text:p>
                </text:list-item>
                <text:list-item>
                  <text:p text:style-name="P5">cold winters</text:p>
                </text:list-item>
                <text:list-item>
                  <text:p text:style-name="P5">mild spring </text:p>
                </text:list-item>
              </text:list>
            </text:list-item>
            <text:list-item>
              <text:p text:style-name="P5">Summers <text:span text:style-name="T1">are </text:span>generally warm, with temperatures often reaching above 20°C, while winters can be cold, with temperatures sometimes dropping below freezing, especially in the mountains</text:p>
            </text:list-item>
            <text:list-item>
              <text:p text:style-name="P4">The climate varies slightly by region, with the Bohemian region being warmer and the mountainous areas of Moravia and Silesia experiencing more snow in the winter</text:p>
            </text:list-item>
          </text:list>
        </text:list-item>
      </text:list>
      <text:p text:style-name="P3"><text:span text:style-name="Strong_20_Emphasis">Czech Lands and Modern Divisions</text:span></text:p>
      <text:list text:style-name="L2">
        <text:list-item>
          <text:list>
            <text:list-item>
              <text:p text:style-name="P6">Today, the country is divided into 14 administrative regions (kraje), including well-known areas like Prague, South Bohemia, and Moravia-SilesiaEach region has its own local government and unique cultural identity</text:p>
            </text:list-item>
          </text:list>
        </text:list-item>
      </text:list>
      <text:list text:continue-list="list110905466312331" text:style-name="L1">
        <text:list-item>
          <text:list>
            <text:list-item>
              <text:p text:style-name="P4">Historically, the Czech Republic is divided into three main regions: Bohemia (Čechy), Moravia (Morava), and Silesia (Slezsko).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1:03:24.685000000</meta:creation-date>
    <dc:date>2025-03-20T11:09:05.046000000</dc:date>
    <meta:editing-duration>PT5M40S</meta:editing-duration>
    <meta:editing-cycles>1</meta:editing-cycles>
    <meta:document-statistic meta:table-count="0" meta:image-count="0" meta:object-count="0" meta:page-count="2" meta:paragraph-count="31" meta:word-count="416" meta:character-count="2608" meta:non-whitespace-character-count="2243"/>
    <meta:generator>LibreOffice/24.8.5.2$Windows_X86_64 LibreOffice_project/fddf2685c70b461e7832239a0162a77216259f22</meta:generator>
  </office:meta>
</office:document-meta>
</file>